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3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cfe7f5" draw:marker-start-width="0.352cm" draw:marker-end-width="0.352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cfe7f5" draw:marker-start-width="0.352cm" draw:marker-end-width="0.352cm" draw:fill="solid" draw:fill-color="#cfe7f5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olygon draw:style-name="gr1" draw:text-style-name="P1" draw:layer="layout" svg:width="7.666cm" svg:height="3.83cm" svg:x="8.89cm" svg:y="5.921cm" svg:viewBox="0 0 7667 3831" draw:points="1338,656 661,159 0,0 47,3831 7667,3831 7667,21 6905,159 6397,656">
          <text:p/>
        </draw:polygon>
        <draw:polygon draw:style-name="gr2" draw:text-style-name="P1" draw:layer="layout" svg:width="5.079cm" svg:height="2.254cm" svg:x="10.207cm" svg:y="6.577cm" svg:viewBox="0 0 5080 2255" draw:points="0,0 5080,0 5033,323 4743,958 4321,1461 3794,1884 3241,2122 2371,2255 1634,2202 975,1911 580,1593 211,1011 0,244">
          <text:p/>
        </draw:polygon>
        <draw:custom-shape draw:style-name="gr3" draw:text-style-name="P1" draw:layer="layout" svg:width="0.635cm" svg:height="1.27cm" svg:x="11.682cm" svg:y="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32cm" svg:height="0.432cm" svg:x="12.079cm" svg:y="7.5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432cm" svg:height="0.432cm" svg:x="12.079cm" svg:y="7.6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1.455cm" svg:height="0.962cm" svg:x="12.478cm" svg:y="7.337cm">
          <draw:text-box>
            <text:p>DO</text:p>
          </draw:text-box>
        </draw:frame>
        <draw:frame draw:style-name="gr6" draw:layer="layout" svg:width="1.526cm" svg:height="0.962cm" svg:x="10.294cm" svg:y="6.577cm">
          <draw:text-box>
            <text:p>OM</text:p>
          </draw:text-box>
        </draw:frame>
        <draw:line draw:style-name="gr7" draw:text-style-name="P1" draw:layer="layout" svg:x1="10.207cm" svg:y1="6.577cm" svg:x2="15.287cm" svg:y2="6.577cm">
          <text:p/>
        </draw:line>
        <draw:line draw:style-name="gr8" draw:text-style-name="P1" draw:layer="layout" svg:x1="12.947cm" svg:y1="7.112cm" svg:x2="12.947cm" svg:y2="5.842cm">
          <text:p/>
        </draw:line>
        <draw:line draw:style-name="gr9" draw:text-style-name="P1" draw:layer="layout" svg:x1="13.347cm" svg:y1="7.212cm" svg:x2="13.347cm" svg:y2="5.942cm">
          <text:p/>
        </draw:line>
        <draw:polyline draw:style-name="gr10" draw:text-style-name="P1" draw:layer="layout" svg:width="1.448cm" svg:height="0.432cm" draw:transform="rotate (-0.227590934460061) translate (8.89000599562564cm 5.92097411256cm)" svg:viewBox="0 0 1449 433" draw:points="0,0 696,0 1421,312 1449,433">
          <text:p/>
        </draw:polyline>
        <draw:polyline draw:style-name="gr10" draw:text-style-name="P1" draw:layer="layout" svg:width="1.419cm" svg:height="0.486cm" draw:transform="rotate (-2.93581833477966) translate (16.6565134874714cm 6.39775987071464cm)" svg:viewBox="0 0 1420 487" draw:points="0,487 768,487 1356,132 1420,0">
          <text:p/>
        </draw:poly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adient_20_3" draw:display-name="Gradient 3" draw:style="radial" draw:cx="50%" draw:cy="0%" draw:start-color="#ffffff" draw:end-color="#333333" draw:start-intensity="100%" draw:end-intensity="100%" draw:border="10%"/>
    <draw:hatch draw:name="Grey_20_45_20_degrees" draw:display-name="Grey 45 degrees" draw:style="single" draw:color="#c0c0c0" draw:distance="0.102cm" draw:rotation="4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kneis </meta:initial-creator>
    <meta:creation-date>2014-11-25T10:28:55</meta:creation-date>
    <dc:date>2016-05-01T11:50:57.750541962</dc:date>
    <meta:editing-duration>PT11H43M48S</meta:editing-duration>
    <meta:editing-cycles>28</meta:editing-cycles>
    <meta:generator>LibreOffice/4.2.8.2$Linux_X86_64 LibreOffice_project/420m0$Build-2</meta:generator>
    <dc:creator>David K</dc:creator>
    <meta:document-statistic meta:object-count="35"/>
  </office:meta>
</office:document-meta>
</file>